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width="2.365cm" svg:height="2.01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kt2" text:anchor-type="as-char" svg:width="4.736cm" svg:height="3.69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kt3" text:anchor-type="as-char" svg:width="5.145cm" svg:height="6.37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kt4" text:anchor-type="as-char" svg:width="3.477cm" svg:height="2.03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kt5" text:anchor-type="as-char" svg:width="4.336cm" svg:height="4.334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1T23:44:10.39</meta:creation-date>
    <dc:date>2010-11-12T00:58:33.61</dc:date>
    <meta:editing-duration>PT00H11M17S</meta:editing-duration>
    <meta:editing-cycles>6</meta:editing-cycles>
    <meta:generator>OpenOffice.org/3.1$Win32 OpenOffice.org_project/310m19$Build-9420</meta:generator>
    <meta:document-statistic meta:table-count="0" meta:image-count="0" meta:object-count="5" meta:page-count="1" meta:paragraph-count="2" meta:word-count="0" meta:character-count="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E</math:mi>
              <math:mi math:fontstyle="italic">kin</math:mi>
            </math:msub>
            <math:mo math:stretchy="false">=</math:mo>
            <math:mfrac>
              <math:mn>1</math:mn>
              <math:mn>2</math:mn>
            </math:mfrac>
          </math:mrow>
          <math:mrow>
            <math:mi>m</math:mi>
            <math:mo math:stretchy="false">⋅</math:mo>
            <math:msup>
              <math:mi>v</math:mi>
              <math:mn>2</math:mn>
            </math:msup>
          </math:mrow>
        </math:mrow>
      </math:mtr>
      <math:mtr>
        <math:mrow>
          <math:mi>P</math:mi>
          <math:mo math:stretchy="false">=</math:mo>
          <math:mfrac>
            <math:mrow>
              <math:mo math:stretchy="false">Δ</math:mo>
              <math:mi>E</math:mi>
            </math:mrow>
            <math:mrow>
              <math:mo math:stretchy="false">Δ</math:mo>
              <math:mi>t</math:mi>
            </math:mrow>
          </math:mfrac>
        </math:mrow>
      </math:mtr>
    </math:mtable>
    <math:annotation math:encoding="StarMath 5.0">E_{kin} = {1} over {2} m cdot v^{2}
newline 
P = {%DELTA E} over {%DELTA t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Betrachtung</math:mi>
          <math:mi math:fontstyle="italic">für</math:mi>
          <math:mi>t</math:mi>
        </math:mrow>
      </math:mtr>
      <math:mtr>
        <math:mrow>
          <math:mo math:stretchy="false">Δ</math:mo>
          <math:mrow>
            <math:mi>E</math:mi>
            <math:mo math:stretchy="false">=</math:mo>
            <math:mo math:stretchy="false">Δ</math:mo>
          </math:mrow>
          <math:mrow>
            <math:mi>t</math:mi>
            <math:mo math:stretchy="false">⋅</math:mo>
            <math:mi>P</math:mi>
          </math:mrow>
        </math:mrow>
      </math:mtr>
      <math:mtr>
        <math:mrow>
          <math:msub>
            <math:mi>E</math:mi>
            <math:mi math:fontstyle="italic">kin</math:mi>
          </math:msub>
          <math:mrow>
            <math:mrow>
              <math:mo math:stretchy="false">(</math:mo>
              <math:msub>
                <math:mi>t</math:mi>
                <math:mn>1</math:mn>
              </math:msub>
              <math:mo math:stretchy="false">)</math:mo>
            </math:mrow>
            <math:mo math:stretchy="false">=</math:mo>
            <math:msub>
              <math:mi>E</math:mi>
              <math:mi math:fontstyle="italic">kin</math:mi>
            </math:msub>
          </math:mrow>
          <math:mrow>
            <math:mrow>
              <math:mo math:stretchy="false">(</math:mo>
              <math:msub>
                <math:mi>t</math:mi>
                <math:mn>0</math:mn>
              </math:msub>
              <math:mo math:stretchy="false">)</math:mo>
            </math:mrow>
            <math:mo math:stretchy="false">+</math:mo>
            <math:mo math:stretchy="false">Δ</math:mo>
          </math:mrow>
          <math:mi>E</math:mi>
        </math:mrow>
      </math:mtr>
      <math:mtr>
        <math:mrow>
          <math:mfrac>
            <math:mn>1</math:mn>
            <math:mn>2</math:mn>
          </math:mfrac>
          <math:mrow>
            <math:mrow>
              <math:mi>m</math:mi>
              <math:mo math:stretchy="false">⋅</math:mo>
              <math:msup>
                <math:msub>
                  <math:mi>v</math:mi>
                  <math:mn>1</math:mn>
                </math:msub>
                <math:mn>2</math:mn>
              </math:msup>
            </math:mrow>
            <math:mo math:stretchy="false">=</math:mo>
            <math:mfrac>
              <math:mn>1</math:mn>
              <math:mn>2</math:mn>
            </math:mfrac>
          </math:mrow>
          <math:mrow>
            <math:mrow>
              <math:mi>m</math:mi>
              <math:mo math:stretchy="false">⋅</math:mo>
              <math:msup>
                <math:msub>
                  <math:mi>v</math:mi>
                  <math:mn>0</math:mn>
                </math:msub>
                <math:mn>2</math:mn>
              </math:msup>
            </math:mrow>
            <math:mo math:stretchy="false">+</math:mo>
            <math:mo math:stretchy="false">Δ</math:mo>
          </math:mrow>
          <math:mrow>
            <math:mi>t</math:mi>
            <math:mo math:stretchy="false">⋅</math:mo>
            <math:msub>
              <math:mi>P</math:mi>
              <math:mi math:fontstyle="italic">eff</math:mi>
            </math:msub>
          </math:mrow>
        </math:mrow>
      </math:mtr>
      <math:mtr>
        <math:mrow>
          <math:msub>
            <math:mi>v</math:mi>
            <math:mn>1</math:mn>
          </math:msub>
          <math:mo math:stretchy="false">=</math:mo>
          <math:msqrt>
            <math:mrow>
              <math:mrow>
                <math:msup>
                  <math:msub>
                    <math:mi>v</math:mi>
                    <math:mn>0</math:mn>
                  </math:msub>
                  <math:mn>2</math:mn>
                </math:msup>
                <math:mo math:stretchy="false">+</math:mo>
                <math:mn>2</math:mn>
              </math:mrow>
              <math:mo math:stretchy="false">Δ</math:mo>
              <math:mi>t</math:mi>
              <math:mfrac>
                <math:msub>
                  <math:mi>P</math:mi>
                  <math:mi math:fontstyle="italic">eff</math:mi>
                </math:msub>
                <math:mi>m</math:mi>
              </math:mfrac>
            </math:mrow>
          </math:msqrt>
        </math:mrow>
      </math:mtr>
    </math:mtable>
    <math:annotation math:encoding="StarMath 5.0">Betrachtung für t
newline
%DELTA E = %DELTA t cdot P
newline
E_{kin}(t_{1}) = E_{kin}(t_{0}) + %DELTA E
newline
{1} over {2} m cdot {v_{1}}^{2} = {1} over {2} m cdot {v_{0}}^{2} + %DELTA t cdot P_{eff}
newline
{v_{1}} = sqrt{{v_{0}}^{2} + 2 %DELTA t {P_{eff}} over m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Beispiel</math:mi>
          <math:mi math:fontstyle="normal">:</math:mi>
        </math:mrow>
      </math:mtr>
      <math:mtr>
        <math:mrow>
          <math:mrow>
            <math:mrow>
              <math:msup>
                <math:msub>
                  <math:mi>v</math:mi>
                  <math:mn>0</math:mn>
                </math:msub>
                <math:mn>2</math:mn>
              </math:msup>
              <math:mo math:stretchy="false">=</math:mo>
              <math:mn>0</math:mn>
            </math:mrow>
            <math:mfrac>
              <math:mi>m</math:mi>
              <math:mi>s</math:mi>
            </math:mfrac>
          </math:mrow>
        </math:mrow>
      </math:mtr>
      <math:mtr>
        <math:mrow>
          <math:mrow>
            <math:mo math:stretchy="false">Δ</math:mo>
            <math:mrow>
              <math:mi>t</math:mi>
              <math:mo math:stretchy="false">=</math:mo>
              <math:mn>10</math:mn>
            </math:mrow>
            <math:mi>s</math:mi>
          </math:mrow>
        </math:mrow>
      </math:mtr>
      <math:mtr>
        <math:mrow>
          <math:mrow>
            <math:mrow>
              <math:msub>
                <math:mi>P</math:mi>
                <math:mi math:fontstyle="italic">eff</math:mi>
              </math:msub>
              <math:mo math:stretchy="false">=</math:mo>
              <math:mn>100</math:mn>
            </math:mrow>
            <math:mi math:fontstyle="italic">kW</math:mi>
          </math:mrow>
        </math:mrow>
      </math:mtr>
      <math:mtr>
        <math:mrow>
          <math:mrow>
            <math:mrow>
              <math:mi>m</math:mi>
              <math:mo math:stretchy="false">=</math:mo>
              <math:mn>100</math:mn>
            </math:mrow>
            <math:mrow>
              <math:mi>t</math:mi>
              <math:mo math:stretchy="false">=</math:mo>
              <math:mn>100</math:mn>
            </math:mrow>
            <math:mn>000</math:mn>
            <math:mi math:fontstyle="italic">kg</math:mi>
          </math:mrow>
        </math:mrow>
      </math:mtr>
      <math:mtr/>
      <math:mtr>
        <math:mrow>
          <math:mrow>
            <math:msub>
              <math:mi>v</math:mi>
              <math:mn>1</math:mn>
            </math:msub>
            <math:mo math:stretchy="false">=</math:mo>
            <math:msqrt>
              <math:mrow>
                <math:mrow>
                  <math:msup>
                    <math:mfenced math:open="" math:close="">
                      <math:mrow>
                        <math:mn>0</math:mn>
                        <math:mfrac>
                          <math:mi>m</math:mi>
                          <math:mi>s</math:mi>
                        </math:mfrac>
                      </math:mrow>
                    </math:mfenced>
                    <math:mn>2</math:mn>
                  </math:msup>
                  <math:mo math:stretchy="false">+</math:mo>
                  <math:mn>2</math:mn>
                </math:mrow>
                <math:mfrac>
                  <math:mrow>
                    <math:mn>10</math:mn>
                    <math:mrow>
                      <math:mi>s</math:mi>
                      <math:mo math:stretchy="false">⋅</math:mo>
                      <math:mn>100</math:mn>
                    </math:mrow>
                    <math:mi math:fontstyle="italic">kW</math:mi>
                  </math:mrow>
                  <math:mrow>
                    <math:mn>100</math:mn>
                    <math:mi>t</math:mi>
                  </math:mrow>
                </math:mfrac>
              </math:mrow>
            </math:msqrt>
          </math:mrow>
        </math:mrow>
      </math:mtr>
      <math:mtr/>
      <math:mtr>
        <math:mrow>
          <math:mrow>
            <math:mrow>
              <math:mrow>
                <math:msub>
                  <math:mi>v</math:mi>
                  <math:mn>1</math:mn>
                </math:msub>
                <math:mo math:stretchy="false">=</math:mo>
                <math:msqrt>
                  <math:mrow>
                    <math:mn>20</math:mn>
                    <math:mfrac>
                      <math:mi math:fontstyle="italic">Ws</math:mi>
                      <math:mi math:fontstyle="italic">kg</math:mi>
                    </math:mfrac>
                  </math:mrow>
                </math:msqrt>
              </math:mrow>
              <math:mo math:stretchy="false">=</math:mo>
              <math:msqrt>
                <math:mn>20</math:mn>
              </math:msqrt>
            </math:mrow>
            <math:mfrac>
              <math:mi>m</math:mi>
              <math:mi>s</math:mi>
            </math:mfrac>
          </math:mrow>
        </math:mrow>
      </math:mtr>
    </math:mtable>
    <math:annotation math:encoding="StarMath 5.0">Beispiel:
newline
alignl {v_{0}}^{2} = 0 m over s
newline
alignl %DELTA t = 10 s
newline
alignl P_{eff} = 100 kW
newline
alignl m = 100 t = 100 000 kg
newline
newline
alignl {v_{1}} = sqrt{{left(0 m over s right)}^{2} + 2 { 10 s cdot 100 kW} over {100 t}}
newline
newline
alignl {v_{1}} = sqrt{20 {Ws} over {kg}} = sqrt{20} m over s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i>a</math:mi>
            <math:mo math:stretchy="false">→</math:mo>
          </math:mover>
          <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frac>
                <math:mrow>
                  <math:mi>d</math:mi>
                  <math:mover math:accent="true">
                    <math:mi>v</math:mi>
                    <math:mo math:stretchy="false">→</math:mo>
                  </math:mover>
                  <math:mrow>
                    <math:mo math:stretchy="false">(</math:mo>
                    <math:mi>t</math:mi>
                    <math:mo math:stretchy="false">)</math:mo>
                  </math:mrow>
                </math:mrow>
                <math:mi math:fontstyle="italic">dt</math:mi>
              </math:mfrac>
            </math:mrow>
            <math:mo math:stretchy="false">≡</math:mo>
            <math:mover math:accent="true">
              <math:mover math:accent="true">
                <math:mi>v</math:mi>
                <math:mo math:stretchy="false">→</math:mo>
              </math:mover>
              <math:mo math:stretchy="false">˙</math:mo>
            </math:mover>
          </math:mrow>
          <math:mrow>
            <math:mo math:stretchy="false">(</math:mo>
            <math:mi>t</math:mi>
            <math:mo math:stretchy="false">)</math:mo>
          </math:mrow>
        </math:mrow>
      </math:mtr>
      <math:mtr>
        <math:mrow>
          <math:mover math:accent="true">
            <math:mi>a</math:mi>
            <math:mo math:stretchy="false">→</math:mo>
          </math:mover>
          <math:mo math:stretchy="false">=</math:mo>
          <math:mfrac>
            <math:mrow>
              <math:mo math:stretchy="false">Δ</math:mo>
              <math:mover math:accent="true">
                <math:mi>v</math:mi>
                <math:mo math:stretchy="false">→</math:mo>
              </math:mover>
            </math:mrow>
            <math:mrow>
              <math:mo math:stretchy="false">Δ</math:mo>
              <math:mi>t</math:mi>
            </math:mrow>
          </math:mfrac>
        </math:mrow>
      </math:mtr>
    </math:mtable>
    <math:annotation math:encoding="StarMath 5.0">vec a(t) = {{ d vec v(t)} over dt} equiv dot vec v (t) 
newline
vec a = { %DELTA vec v} over {%DELTA t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i>a</math:mi>
            <math:mo math:stretchy="false">→</math:mo>
          </math:mover>
          <math:mo math:stretchy="false">=</math:mo>
          <math:mfrac>
            <math:mrow>
              <math:mo math:stretchy="false">Δ</math:mo>
              <math:mover math:accent="true">
                <math:mi>v</math:mi>
                <math:mo math:stretchy="false">→</math:mo>
              </math:mover>
            </math:mrow>
            <math:mrow>
              <math:mo math:stretchy="false">Δ</math:mo>
              <math:mi>t</math:mi>
            </math:mrow>
          </math:mfrac>
        </math:mrow>
      </math:mtr>
      <math:mtr>
        <math:mrow>
          <math:mi>a</math:mi>
          <math:mo math:stretchy="false">=</math:mo>
          <math:mfrac>
            <math:mrow>
              <math:msub>
                <math:mi>v</math:mi>
                <math:mn>1</math:mn>
              </math:msub>
              <math:mo math:stretchy="false">−</math:mo>
              <math:msub>
                <math:mi>v</math:mi>
                <math:mn>0</math:mn>
              </math:msub>
            </math:mrow>
            <math:mrow>
              <math:msub>
                <math:mi>t</math:mi>
                <math:mn>1</math:mn>
              </math:msub>
              <math:mo math:stretchy="false">−</math:mo>
              <math:msub>
                <math:mi>t</math:mi>
                <math:mn>0</math:mn>
              </math:msub>
            </math:mrow>
          </math:mfrac>
        </math:mrow>
      </math:mtr>
      <math:mtr>
        <math:mrow>
          <math:mi>a</math:mi>
          <math:mo math:stretchy="false">=</math:mo>
          <math:mfrac>
            <math:mrow>
              <math:msqrt>
                <math:mrow>
                  <math:mrow>
                    <math:msup>
                      <math:msub>
                        <math:mi>v</math:mi>
                        <math:mn>0</math:mn>
                      </math:msub>
                      <math:mn>2</math:mn>
                    </math:msup>
                    <math:mo math:stretchy="false">+</math:mo>
                    <math:mn>2</math:mn>
                  </math:mrow>
                  <math:mfrac>
                    <math:mrow>
                      <math:mo math:stretchy="false">Δ</math:mo>
                      <math:mrow>
                        <math:mi>t</math:mi>
                        <math:mo math:stretchy="false">⋅</math:mo>
                        <math:msub>
                          <math:mi>P</math:mi>
                          <math:mi math:fontstyle="italic">eff</math:mi>
                        </math:msub>
                      </math:mrow>
                    </math:mrow>
                    <math:mi>m</math:mi>
                  </math:mfrac>
                </math:mrow>
              </math:msqrt>
              <math:mo math:stretchy="false">−</math:mo>
              <math:msub>
                <math:mi>v</math:mi>
                <math:mn>0</math:mn>
              </math:msub>
            </math:mrow>
            <math:mrow>
              <math:mo math:stretchy="false">Δ</math:mo>
              <math:mi>t</math:mi>
            </math:mrow>
          </math:mfrac>
        </math:mrow>
      </math:mtr>
    </math:mtable>
    <math:annotation math:encoding="StarMath 5.0">vec a = { %DELTA vec v} over {%DELTA t}
newline
a = {{v_{1}} - {v_{0}}} over {t_{1} - t_{0}}
newline
a = {sqrt{{v_{0}}^{2} + 2 { %DELTA t cdot P_{eff}} over m} - v_{0}} over {%DELTA t}
newline
</math:annotation>
  </math:semantics>
</math:math>
</file>